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f-legrand.fr/scidoc/docimg/sciphys/caneurosmart/pysignal/pysignal.html" text:style-name="Internet_20_link" text:visited-style-name="Visited_20_Internet_20_Link">https://www.f-legrand.fr/scidoc/docimg/sciphys/caneurosmart/pysignal/pysignal.html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9T14:48:50.123000000</meta:creation-date>
    <dc:date>2021-03-29T14:49:10.541000000</dc:date>
    <meta:editing-duration>PT21S</meta:editing-duration>
    <meta:editing-cycles>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" meta:word-count="1" meta:character-count="82" meta:non-whitespace-character-count="82"/>
  </office:meta>
</office:document-meta>
</file>